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278in" fo:margin-left="0.0208in" fo:margin-top="0in" fo:margin-bottom="0in" table:align="left" style:writing-mode="lr-tb"/>
    </style:style>
    <style:style style:name="Table1.A" style:family="table-column">
      <style:table-column-properties style:column-width="7.0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1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3pt solid #000000" fo:border-right="3pt solid #000000" fo:border-top="1.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1.5pt solid #000000" style:writing-mode="lr-tb"/>
    </style:style>
    <style:style style:name="Table1.A13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3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style:letter-kerning="false" style:language-asian="cs" style:country-asian="CZ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font-size="10pt" fo:language="cs" fo:country="CZ" fo:font-weight="normal" officeooo:rsid="001d8d35" officeooo:paragraph-rsid="001d8d35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normal" style:letter-kerning="false" style:font-size-asian="10pt" style:language-asian="cs" style:country-asian="CZ" style:font-weight-asian="normal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officeooo:rsid="001a35ba" officeooo:paragraph-rsid="001a35ba" style:letter-kerning="false" style:language-asian="cs" style:country-asian="CZ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 style:writing-mode="lr-tb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bold" style:letter-kerning="false" style:font-size-asian="10pt" style:language-asian="cs" style:country-asian="CZ" style:font-weight-asian="bold" style:font-size-complex="10pt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bb404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bb404" style:letter-kerning="false" style:font-size-asian="10pt" style:language-asian="cs" style:country-asian="CZ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c3199" officeooo:paragraph-rsid="001c3199" style:letter-kerning="false" style:font-size-asian="10pt" style:language-asian="cs" style:country-asian="CZ" style:font-size-complex="10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officeooo:paragraph-rsid="001d8d35" style:letter-kerning="false" style:font-size-asian="10pt" style:language-asian="cs" style:country-asian="CZ" style:font-size-complex="10pt" style:language-complex="ar" style:country-complex="SA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officeooo:rsid="001d8d35" style:letter-kerning="false" style:font-size-asian="10pt" style:language-asian="cs" style:country-asian="CZ" style:font-size-complex="10pt" style:language-complex="ar" style:country-complex="SA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text-underline-style="solid" style:text-underline-width="auto" style:text-underline-color="font-color" officeooo:rsid="001a35ba" style:letter-kerning="false" style:font-size-asian="10pt" style:language-asian="cs" style:country-asian="CZ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officeooo:rsid="001d8d35" officeooo:paragraph-rsid="001d8d35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35ba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35ba" style:font-size-asian="10pt" style:font-size-complex="10pt"/>
    </style:style>
    <style:style style:name="T5" style:family="text">
      <style:text-properties officeooo:rsid="001bb404"/>
    </style:style>
    <style:style style:name="T6" style:family="text">
      <style:text-properties officeooo:rsid="001c3199"/>
    </style:style>
    <style:style style:name="T7" style:family="text">
      <style:text-properties officeooo:rsid="001d8d35"/>
    </style:style>
    <style:style style:name="T8" style:family="text">
      <style:text-properties officeooo:rsid="0014810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 loext:marker-style-name="T1"><text:span text:style-name="T1">Jára Cimrman, – Dobytí severního pólu</text:span></text:p>
            <text:p text:style-name="P7" loext:marker-style-name="T1"/>
          </table:table-cell>
        </table:table-row>
        <table:table-row table:style-name="Table1.1">
          <table:table-cell table:style-name="Table1.A2" office:value-type="string">
            <text:p text:style-name="P5" loext:marker-style-name="T1"><text:span text:style-name="T2">A</text:span><text:span text:style-name="T1">nalýza uměleckého textu</text:span></text:p>
          </table:table-cell>
        </table:table-row>
        <table:table-row table:style-name="Table1.1">
          <table:table-cell table:style-name="Table1.A3" office:value-type="string">
            <text:p text:style-name="P5" loext:marker-style-name="T3"><text:span text:style-name="T3">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1"><text:span text:style-name="T4">D</text:span><text:span text:style-name="T3">ramatický žánr</text:span></text:p>
            <text:p text:style-name="P8" loext:marker-style-name="T3">Komedie</text:p>
          </table:table-cell>
        </table:table-row>
        <table:table-row table:style-name="Table1.1">
          <table:table-cell table:style-name="Table1.A4" office:value-type="string">
            <text:p text:style-name="P1"><text:span text:style-name="T4">T</text:span><text:span text:style-name="T3">éma a motivy</text:span></text:p>
            <text:p text:style-name="P9" loext:marker-style-name="T3">Severní pólu, polární pustina, mráz, humor, české národní cítění, otužování, pes, na<text:span text:style-name="T7">c</text:span>ionalismus, přátelství, kanibalismus, výlet</text:p>
          </table:table-cell>
        </table:table-row>
        <table:table-row table:style-name="Table1.1">
          <table:table-cell table:style-name="Table1.A4" office:value-type="string">
            <text:p text:style-name="P1"><text:span text:style-name="T4">Č</text:span><text:span text:style-name="T3">asoprostor</text:span></text:p>
            <text:p text:style-name="P9" loext:marker-style-name="T3"><text:span text:style-name="T5">Hra se odehrává roku 1909. Většina děje se odehrává v polárních pustinách, je zníněn</text:span><text:span text:style-name="T7">a</text:span><text:span text:style-name="T5"> také </text:span><text:span text:style-name="T7">místa jako </text:span><text:span text:style-name="T5">Náchod, </text:span><text:span text:style-name="T7">Kokořín</text:span><text:span text:style-name="T5"> či Petrohrad.</text:span></text:p>
          </table:table-cell>
        </table:table-row>
        <table:table-row table:style-name="Table1.1">
          <table:table-cell table:style-name="Table1.A7" office:value-type="string">
            <text:p text:style-name="P1"><text:span text:style-name="T4">K</text:span><text:span text:style-name="T3">ompoziční výstavba</text:span></text:p>
            <text:p text:style-name="P8" loext:marker-style-name="T3">Před hrou několik humorných scének a přednášek.</text:p>
            <text:p text:style-name="P9" loext:marker-style-name="T3"><text:span text:style-name="T5">Děj samotné hry je vyprávěn chronologicky.</text:span></text:p>
          </table:table-cell>
        </table:table-row>
        <table:table-row table:style-name="Table1.1">
          <table:table-cell table:style-name="Table1.A3" office:value-type="string">
            <text:p text:style-name="P5" loext:marker-style-name="T3"><text:span text:style-name="T3">I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1"><text:span text:style-name="T4">P</text:span><text:span text:style-name="T3">ostavy</text:span></text:p>
            <text:p text:style-name="P9" loext:marker-style-name="T3"><text:span text:style-name="T5">Karel Němec – „Náčelník“, velitel výpravy. Hrdý Čech, přesto že se jmenuje Němec </text:span></text:p>
            <text:p text:style-name="P8" loext:marker-style-name="T3">Václav Poustka – Pomocný učitel, vede deník výpravy</text:p>
            <text:p text:style-name="P8" loext:marker-style-name="T3">Vojtěch Šofr – Lékárník, vypráví mnoho historek</text:p>
            <text:p text:style-name="P8" loext:marker-style-name="T3">Varel Frištenský – Silný, ale slabomyslný. Zastává funkci tažných psů</text:p>
          </table:table-cell>
        </table:table-row>
        <table:table-row table:style-name="Table1.1">
          <table:table-cell table:style-name="Table1.A7" office:value-type="string">
            <text:p text:style-name="P1"><text:span text:style-name="T4">T</text:span><text:span text:style-name="T3">ypy promluv</text:span></text:p>
            <text:p text:style-name="P12" loext:marker-style-name="T3">Převládají dialogy mezi postavami. </text:p>
            <text:p text:style-name="P10" loext:marker-style-name="T3"><text:span text:style-name="T6">Místy monology – předčítání z deníku výpravy.</text:span></text:p>
            <text:p text:style-name="P11" loext:marker-style-name="T3"/>
          </table:table-cell>
        </table:table-row>
        <table:table-row table:style-name="Table1.1">
          <table:table-cell table:style-name="Table1.A3" office:value-type="string">
            <text:p text:style-name="P5" loext:marker-style-name="T3"><text:span text:style-name="T3">II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15">Jazykové prostředky a jejich funkce</text:p>
            <text:p text:style-name="P13" loext:marker-style-name="T3">převládá obecná čeština, <text:span text:style-name="Default_20_Paragraph_20_Font"><text:span text:style-name="T8">č</text:span></text:span><text:span text:style-name="Default_20_Paragraph_20_Font">asté nespisovné výrazy, dokonce i vulgarismy (</text:span><text:span text:style-name="Default_20_Paragraph_20_Font"><text:span text:style-name="T9">Kterýho?, Do lékárny. Do prdele, to je mi smutno!</text:span></text:span><text:span text:style-name="Default_20_Paragraph_20_Font"><text:span text:style-name="T10">)</text:span></text:span></text:p>
            <text:p text:style-name="P14" loext:marker-style-name="T3"/>
            <text:p text:style-name="P11" loext:marker-style-name="T3"/>
            <text:p text:style-name="P11" loext:marker-style-name="T3"/>
            <text:p text:style-name="P11" loext:marker-style-name="T3"/>
          </table:table-cell>
        </table:table-row>
        <table:table-row table:style-name="Table1.1">
          <table:table-cell table:style-name="Table1.A13" office:value-type="string">
            <text:p text:style-name="P1"><text:span text:style-name="T4">U</text:span><text:span text:style-name="T3">mělecké prostředky a jejich funkce</text:span></text:p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</table:table-cell>
        </table:table-row>
        <table:table-row table:style-name="Table1.1">
          <table:table-cell table:style-name="Table1.A1" office:value-type="string">
            <text:p text:style-name="P5" loext:marker-style-name="T1"><text:span text:style-name="T2">L</text:span><text:span text:style-name="T1">iterárněhistorický kontext</text:span></text:p>
          </table:table-cell>
        </table:table-row>
        <table:table-row table:style-name="Table1.1">
          <table:table-cell table:style-name="Table1.A15" office:value-type="string">
            <text:p text:style-name="P1"><text:span text:style-name="T4">K</text:span><text:span text:style-name="T3">ontext autorovy tvorby</text:span></text:p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</table:table-cell>
        </table:table-row>
        <table:table-row table:style-name="Table1.1">
          <table:table-cell table:style-name="Table1.A16" office:value-type="string">
            <text:p text:style-name="P1"><text:span text:style-name="T4">L</text:span><text:span text:style-name="T3">iterární/obecně kulturní kontext</text:span></text:p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  <text:p text:style-name="P11" loext:marker-style-name="T3"/>
          </table:table-cell>
        </table:table-row>
        <text:soft-page-break/>
        <table:table-row table:style-name="Table1.1">
          <table:table-cell table:style-name="Table1.A16" office:value-type="string">
            <text:p text:style-name="P6" loext:marker-style-name="T1"><text:span text:style-name="T2">H</text:span><text:span text:style-name="T1">odnocení (zdůvodněný názor)</text:span></text:p>
            <text:p text:style-name="P2">Nejsem zrovna vášnivým fanouškem divadelních her. „Cimrmanovi“ hry patří, vedle např. Revizora, mezi ty, které se mi líbily. Na Dobytí severního pólu oceňuji především její nadčasový humor – vtipy o Rakousku-Uhersku nebo o prostém člověkovi, kterému nedochází, že ho jeho společníci chtějí sníst, jen tak nezestárnou. Herecké výkony v mnou shlédnutém provedení byli perfektní. Jediné, co mohu představení vytknout, jsou úvodní přednášky, které byly místy lehce zdlouhavé. I přes tuto drobnou vadu na kráse musím Smoljakovu a Svěrákovu rozhodně doporučit.</text:p>
            <text:p text:style-name="P3"><text:bookmark text:name="_GoBack"/><text:bookmark text:name="_Hlk72391639"/></text:p>
          </table:table-cell>
        </table:table-row>
      </table:table>
      <text:p text:style-name="P16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11in" fo:margin-right="1.2339in" fo:margin-top="0in" fo:margin-bottom="0.0071in" style:contextual-spacing="false" fo:line-height="103%" fo:text-align="justify" style:justify-single-word="false" fo:orphans="2" fo:widows="2" fo:text-indent="-0.4508in" style:auto-text-indent="false" style:writing-mode="lr-tb"/>
      <style:text-properties fo:color="#000000" loext:opacity="100%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1.2339in" fo:margin-top="0in" fo:margin-bottom="0.0071in" style:contextual-spacing="true" fo:text-indent="-0.4508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0693in" fo:page-height="11.5693in" style:num-format="1" style:print-orientation="portrait" fo:margin-top="0.5in" fo:margin-bottom="0.5in" fo:margin-left="0.5in" fo:margin-right="0.5in" style:writing-mode="lr-tb" style:layout-grid-color="#c0c0c0" style:layout-grid-lines="37" style:layout-grid-base-height="0.2835in" style:layout-grid-ruby-height="0in" style:layout-grid-mode="none" style:layout-grid-ruby-below="false" style:layout-grid-print="false" style:layout-grid-display="false" style:layout-grid-base-width="0.208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Švarcová Michaela</meta:initial-creator>
    <meta:editing-cycles>11</meta:editing-cycles>
    <meta:creation-date>2021-05-19T12:39:00</meta:creation-date>
    <dc:date>2024-02-08T21:07:33.606149249</dc:date>
    <meta:generator>LibreOffice/7.5.9.2$Linux_X86_64 LibreOffice_project/50$Build-2</meta:generator>
    <meta:editing-duration>PT50M39S</meta:editing-duration>
    <meta:document-statistic meta:table-count="1" meta:image-count="0" meta:object-count="0" meta:page-count="2" meta:paragraph-count="30" meta:word-count="237" meta:character-count="1705" meta:non-whitespace-character-count="1489"/>
    <meta:user-defined meta:name="AppVersion">16.0000</meta:user-defined>
    <meta:user-defined meta:name="ContentTypeId">0x0101009E22FE4FC7D49346A62492569CB3E212</meta:user-defined>
    <meta:user-defined meta:name="MediaServiceImageTags"/>
    <meta:template xlink:type="simple" xlink:actuate="onRequest" xlink:title="Normal" xlink:href=""/>
  </office:meta>
</office:document-meta>
</file>